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e36fb" officeooo:paragraph-rsid="001e36f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33175" officeooo:paragraph-rsid="0023317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9eb27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092dd" officeooo:paragraph-rsid="0023317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officeooo:rsid="002f642b" officeooo:paragraph-rsid="00233175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f3178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23317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f3178" officeooo:paragraph-rsid="001f3178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f3178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540e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5649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e36fb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f3178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06d4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142f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1a5d8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5649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6324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6b556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3175" style:font-weight-asian="bold" style:font-weight-complex="bold"/>
    </style:style>
    <style:style style:name="T20" style:family="text">
      <style:text-properties officeooo:rsid="0021c5b6"/>
    </style:style>
    <style:style style:name="T2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1ff0e4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fo:font-weight="bold" officeooo:rsid="002934a6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256494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bold" officeooo:rsid="0026b556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officeooo:rsid="0030e010"/>
    </style:style>
    <style:style style:name="T30" style:family="text">
      <style:text-properties officeooo:rsid="00233175"/>
    </style:style>
    <style:style style:name="T31" style:family="text">
      <style:text-properties officeooo:rsid="0026b5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4</text:span><text:span text:style-name="T10">0</text:span><text:span text:style-name="T9">1</text:span><text:span text:style-name="T7"> - </text:span><text:span text:style-name="T6">A/</text:span><text:span text:style-name="T7">A - </text:span><text:span text:style-name="T9">All</text:span></text:p>
      <text:p text:style-name="P1"/>
      <text:p text:style-name="P2">Using Vihkrs in A/A mode</text:p>
      <text:list xml:id="list1368242802" text:style-name="L1">
        <text:list-item>
          <text:p text:style-name="P6">Select Vihkrs (outboard weapon station, <text:span text:style-name="T18">Gray Reset Hat left</text:span>)</text:p>
        </text:list-item>
        <text:list-item>
          <text:p text:style-name="P6">Lock target as normal <text:span text:style-name="T20">with Shkval sensor</text:span>.</text:p>
        </text:list-item>
        <text:list-item>
          <text:p text:style-name="P9"><text:span text:style-name="T2">Turn on the </text:span><text:span text:style-name="T8">A/A mode</text:span><text:span text:style-name="T2"> targeting system button (</text:span><text:span text:style-name="T11">Coll </text:span><text:span text:style-name="T13">Trim Hat </text:span><text:span text:style-name="T14">left</text:span><text:span text:style-name="T2">). <text:s/>This will make the Vihkrs </text:span><text:span text:style-name="T3">trigger with a proximity fuse</text:span><text:span text:style-name="T2"> instead of direct impact.</text:span></text:p>
        </text:list-item>
        <text:list-item>
          <text:p text:style-name="P9"><text:span text:style-name="T2">If target is coming toward you quickly, turn on the </text:span><text:span text:style-name="T8">A/A head on mode</text:span><text:span text:style-name="T2"> (</text:span><text:span text:style-name="T11">Coll </text:span><text:span text:style-name="T12">Trim Hat </text:span><text:span text:style-name="T14">r</text:span><text:span text:style-name="T12">ight</text:span><text:span text:style-name="T2">). <text:s/>This will set the Vihkrs to </text:span><text:span text:style-name="T3">trigger the proximity fuze </text:span><text:span text:style-name="T2">sooner than it normally would.</text:span></text:p>
        </text:list-item>
        <text:list-item>
          <text:p text:style-name="P11"><text:span text:style-name="T1">Press </text:span><text:span text:style-name="T5">Red Button</text:span><text:span text:style-name="T1"> to fire.</text:span></text:p>
        </text:list-item>
      </text:list>
      <text:p text:style-name="P4"/>
      <text:p text:style-name="P3">Using guns or rockets with a fixed gunsight</text:p>
      <text:list xml:id="list625725555" text:style-name="L2">
        <text:list-item>
          <text:p text:style-name="P10"><text:span text:style-name="T15">Set Autotracking switch to </text:span><text:span text:style-name="T16">TS</text:span><text:span text:style-name="T15"> (</text:span><text:span text:style-name="T17">Dish Hat press to toggle</text:span><text:span text:style-name="T16">) (</text:span><text:span text:style-name="T15">left console next to laser designator arming switch)</text:span></text:p>
        </text:list-item>
        <text:list-item>
          <text:p text:style-name="P10"><text:span text:style-name="T15">HUD will show </text:span><text:span text:style-name="T16">pipper </text:span><text:span text:style-name="T15">fixed in place</text:span><text:span text:style-name="T16">. <text:s/>Shkval will show image boresighted to pipper.</text:span></text:p>
        </text:list-item>
        <text:list-item>
          <text:p text:style-name="P7"><text:span text:style-name="T29">Put pipper on target and f</text:span>ire with <text:span text:style-name="T18">Trigger</text:span><text:span text:style-name="T30"> for gun or </text:span><text:span text:style-name="T19">Red Button</text:span><text:span text:style-name="T30"> for rockets</text:span>.</text:p>
        </text:list-item>
        <text:list-item>
          <text:p text:style-name="P8"><text:span text:style-name="T22">When finished, </text:span><text:span text:style-name="T25">reset targeting system</text:span><text:span text:style-name="T22"> </text:span><text:span text:style-name="T23">(</text:span><text:span text:style-name="T26">Coll </text:span><text:span text:style-name="T27">Index Finger Hat </text:span><text:span text:style-name="T28">d</text:span><text:span text:style-name="T27">own</text:span><text:span text:style-name="T23">) </text:span><text:span text:style-name="T21">and deselect cannon (</text:span><text:span text:style-name="T24">Gray Reset Hat back</text:span><text:span text:style-name="T21">)</text:span><text:span text:style-name="T22">. <text:s/>That will deselect all weapons, turn off the Shkval, and reset the HUD to nav mod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1-31T10:43:37.575000000</dc:date>
    <meta:editing-duration>PT4H9M19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2" meta:word-count="187" meta:character-count="1017" meta:non-whitespace-character-count="847"/>
  </office:meta>
</office:document-meta>
</file>